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51000000FA6694EDE9.svm" manifest:media-type=""/>
  <manifest:file-entry manifest:full-path="Pictures/20000001000000AA000000FA4A90AAC7.svm" manifest:media-type=""/>
  <manifest:file-entry manifest:full-path="Pictures/2000000200000055000000335D60DF49.eps" manifest:media-type="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2.998cm" svg:height="1.798cm" svg:x="4.87cm" svg:y="1.179cm">
          <draw:image xlink:href="Pictures/2000000200000055000000335D60DF49.eps" xlink:type="simple" xlink:show="embed" xlink:actuate="onLoad">
            <text:p/>
          </draw:image>
        </draw:frame>
        <draw:line draw:style-name="gr2" draw:text-style-name="P1" draw:layer="layout" svg:x1="5.715cm" svg:y1="1.165cm" svg:x2="5.715cm" svg:y2="0.808cm">
          <text:p/>
        </draw:line>
        <draw:line draw:style-name="gr2" draw:text-style-name="P1" draw:layer="layout" svg:x1="6.032cm" svg:y1="1.161cm" svg:x2="6.032cm" svg:y2="0.804cm">
          <text:p/>
        </draw:line>
        <draw:frame draw:style-name="gr3" draw:text-style-name="P1" draw:layer="layout" svg:width="0.096cm" svg:height="0.299cm" svg:x="5.824cm" svg:y="0.342cm">
          <draw:image xlink:href="Pictures/2000000100000051000000FA6694EDE9.svm" xlink:type="simple" xlink:show="embed" xlink:actuate="onLoad">
            <text:p/>
          </draw:image>
        </draw:frame>
        <draw:line draw:style-name="gr4" draw:text-style-name="P1" draw:layer="layout" svg:x1="5.351cm" svg:y1="0.897cm" svg:x2="5.709cm" svg:y2="0.897cm">
          <text:p/>
        </draw:line>
        <draw:line draw:style-name="gr4" draw:text-style-name="P1" draw:layer="layout" svg:x1="6.401cm" svg:y1="0.897cm" svg:x2="6.043cm" svg:y2="0.897cm">
          <text:p/>
        </draw:line>
        <draw:line draw:style-name="gr2" draw:text-style-name="P1" draw:layer="layout" svg:x1="4.848cm" svg:y1="1.564cm" svg:x2="4.296cm" svg:y2="1.564cm">
          <text:p/>
        </draw:line>
        <draw:line draw:style-name="gr2" draw:text-style-name="P1" draw:layer="layout" svg:x1="5.634cm" svg:y1="1.362cm" svg:x2="4.287cm" svg:y2="1.362cm">
          <text:p/>
        </draw:line>
        <draw:line draw:style-name="gr4" draw:text-style-name="P1" draw:layer="layout" svg:x1="4.524cm" svg:y1="1.041cm" svg:x2="4.524cm" svg:y2="1.368cm">
          <text:p/>
        </draw:line>
        <draw:line draw:style-name="gr4" draw:text-style-name="P1" draw:layer="layout" svg:x1="4.524cm" svg:y1="1.977cm" svg:x2="4.524cm" svg:y2="1.65cm">
          <text:p/>
        </draw:line>
        <draw:frame draw:style-name="gr5" draw:text-style-name="P1" draw:layer="layout" svg:width="0.203cm" svg:height="0.299cm" svg:x="4.433cm" svg:y="0.677cm">
          <draw:image xlink:href="Pictures/20000001000000AA000000FA4A90AAC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2T10:38:41</meta:creation-date>
    <meta:editing-duration>PT10M20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8-02T13:40:32</dc:date>
    <dc:creator>kkk </dc:creator>
    <meta:document-statistic meta:object-count="11"/>
    <meta:template xlink:type="simple" xlink:actuate="onRequest" xlink:title="kkkFigures" xlink:href="../../../../../.libreoffice/3/user/template/kkkFigures.otg" meta:date="2014-08-02T10:38:40"/>
  </office:meta>
</office:document-meta>
</file>